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D0000004DB1B97609.png" manifest:media-type="image/png"/>
  <manifest:file-entry manifest:full-path="Pictures/100020FE000007EA000007EA3A31A31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9925in" svg:y="0.0752in" svg:width="4.6492in" svg:height="4.6492in" draw:z-index="0"><draw:image xlink:href="Pictures/100020FE000007EA000007EA3A31A31E.svg" xlink:type="simple" xlink:show="embed" xlink:actuate="onLoad" draw:mime-type="image/svg+xml"/><draw:image xlink:href="Pictures/100000010000004D0000004DB1B9760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ag36_11_00000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1:31:52.479681139</meta:creation-date>
    <dc:date>2024-06-24T11:32:47.874108098</dc:date>
    <meta:editing-duration>PT55S</meta:editing-duration>
    <meta:editing-cycles>2</meta:editing-cycles>
    <meta:generator>LibreOffice/7.6.7.2$Linux_X86_64 LibreOffice_project/60$Build-2</meta:generator>
    <meta:document-statistic meta:table-count="0" meta:image-count="1" meta:object-count="0" meta:page-count="1" meta:paragraph-count="1" meta:word-count="1" meta:character-count="14" meta:non-whitespace-character-count="14"/>
  </office:meta>
</office:document-meta>
</file>